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5.8813in" fo:margin-left="0.5146in" fo:margin-right="0.5292in" table:align="margins"/>
    </style:style>
    <style:style style:name="Table2.A" style:family="table-column">
      <style:table-column-properties style:column-width="1.5521in" style:rel-column-width="17294*"/>
    </style:style>
    <style:style style:name="Table2.B" style:family="table-column">
      <style:table-column-properties style:column-width="4.3292in" style:rel-column-width="48241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.A2" style:family="table-cell">
      <style:table-cell-properties style:vertical-align="middle" fo:padding="0.0382in" fo:border-left="0.05pt solid #0000ff" fo:border-right="none" fo:border-top="0.05pt solid #0000ff" fo:border-bottom="0.05pt solid #0000ff"/>
    </style:style>
    <style:style style:name="Table2.B2" style:family="table-cell">
      <style:table-cell-properties fo:padding="0.0382in" fo:border="0.05pt solid #0000ff"/>
    </style:style>
    <style:style style:name="Table1" style:family="table">
      <style:table-properties style:width="5.8813in" fo:margin-left="0.5146in" fo:margin-right="0.5292in" table:align="margins"/>
    </style:style>
    <style:style style:name="Table1.A" style:family="table-column">
      <style:table-column-properties style:column-width="1.6417in" style:rel-column-width="18293*"/>
    </style:style>
    <style:style style:name="Table1.B" style:family="table-column">
      <style:table-column-properties style:column-width="4.2396in" style:rel-column-width="47242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.A2" style:family="table-cell">
      <style:table-cell-properties style:vertical-align="middle" fo:padding="0.0382in" fo:border-left="0.05pt solid #0000ff" fo:border-right="none" fo:border-top="0.05pt solid #0000ff" fo:border-bottom="0.05pt solid #0000ff"/>
    </style:style>
    <style:style style:name="Table1.B2" style:family="table-cell">
      <style:table-cell-properties fo:padding="0.0382in" fo:border="0.05pt solid #0000ff"/>
    </style:style>
    <style:style style:name="Table3" style:family="table">
      <style:table-properties style:width="5.8813in" fo:margin-left="0.5146in" fo:margin-right="0.5292in" table:align="margins"/>
    </style:style>
    <style:style style:name="Table3.A" style:family="table-column">
      <style:table-column-properties style:column-width="1.8194in" style:rel-column-width="20274*"/>
    </style:style>
    <style:style style:name="Table3.B" style:family="table-column">
      <style:table-column-properties style:column-width="4.0618in" style:rel-column-width="45261*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3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3.A2" style:family="table-cell">
      <style:table-cell-properties style:vertical-align="middle" fo:padding="0.0382in" fo:border-left="0.05pt solid #0000ff" fo:border-right="none" fo:border-top="0.05pt solid #0000ff" fo:border-bottom="0.05pt solid #0000ff"/>
    </style:style>
    <style:style style:name="Table3.B2" style:family="table-cell">
      <style:table-cell-properties fo:padding="0.0382in" fo:border="0.05pt solid #0000ff"/>
    </style:style>
    <style:style style:name="Table3.A3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3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B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B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0" style:family="table">
      <style:table-properties style:width="5.8819in" table:align="center"/>
    </style:style>
    <style:style style:name="Table10.A" style:family="table-column">
      <style:table-column-properties style:column-width="1.8625in"/>
    </style:style>
    <style:style style:name="Table10.B" style:family="table-column">
      <style:table-column-properties style:column-width="4.0194in"/>
    </style:style>
    <style:style style:name="Table10.1" style:family="table-row">
      <style:table-row-properties fo:background-color="#0000ff">
        <style:background-image/>
      </style:table-row-properties>
    </style:style>
    <style:style style:name="Table10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0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0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0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" style:family="table">
      <style:table-properties style:width="5.8819in" table:align="center"/>
    </style:style>
    <style:style style:name="Table4.A" style:family="table-column">
      <style:table-column-properties style:column-width="1.8625in"/>
    </style:style>
    <style:style style:name="Table4.B" style:family="table-column">
      <style:table-column-properties style:column-width="4.0194in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4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4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4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5" style:family="table">
      <style:table-properties style:width="5.8819in" table:align="center"/>
    </style:style>
    <style:style style:name="Table5.A" style:family="table-column">
      <style:table-column-properties style:column-width="1.8625in"/>
    </style:style>
    <style:style style:name="Table5.B" style:family="table-column">
      <style:table-column-properties style:column-width="4.0194in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5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5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5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5.B3" style:family="table-cell">
      <style:table-cell-properties fo:padding="0.0382in" fo:border-left="0.05pt solid #0000ff" fo:border-right="0.05pt solid #0000ff" fo:border-top="none" fo:border-bottom="0.05pt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Method_20_Body">
      <style:text-properties style:font-name="DejaVu Serif2"/>
    </style:style>
    <style:style style:name="P3" style:family="paragraph" style:parent-style-name="Method_20_Body">
      <style:text-properties style:font-name="DejaVu Serif2" style:text-underline-style="none" fo:font-weight="normal" style:font-weight-asian="normal" style:font-weight-complex="normal"/>
    </style:style>
    <style:style style:name="P4" style:family="paragraph" style:parent-style-name="Method_20_Body">
      <style:text-properties fo:font-weight="bold" style:font-weight-asian="bold" style:font-weight-complex="bold"/>
    </style:style>
    <style:style style:name="P5" style:family="paragraph" style:parent-style-name="Method_20_Body">
      <style:text-properties style:text-underline-style="none" fo:font-weight="normal" style:font-weight-asian="normal" style:font-weight-complex="normal"/>
    </style:style>
    <style:style style:name="P6" style:family="paragraph" style:parent-style-name="Method_20_Table_20_Description">
      <style:text-properties fo:font-weight="bold" style:font-weight-asian="bold" style:font-weight-complex="bold"/>
    </style:style>
    <style:style style:name="P7" style:family="paragraph" style:parent-style-name="Standard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9" style:family="paragraph" style:parent-style-name="Table_20_Contents">
      <style:text-properties fo:color="#00ae00" fo:font-size="11pt" fo:font-weight="bold" fo:background-color="transparent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1" style:family="paragraph" style:parent-style-name="Method_20_Body">
      <style:paragraph-properties fo:break-before="page"/>
      <style:text-properties fo:font-weight="bold" style:font-weight-asian="bold" style:font-weight-complex="bold"/>
    </style:style>
    <style:style style:name="P12" style:family="paragraph" style:parent-style-name="Method_20_Code_20_Listing">
      <style:text-properties fo:color="#000080"/>
    </style:style>
    <style:style style:name="P13" style:family="paragraph" style:parent-style-name="Method_20_Code_20_Listing">
      <style:text-properties fo:color="#000080" fo:font-weight="bold" style:font-weight-asian="bold" style:font-weight-complex="bold"/>
    </style:style>
    <style:style style:name="P14" style:family="paragraph" style:parent-style-name="Criteria_20_Body">
      <style:text-properties fo:font-weight="bold" style:font-weight-asian="bold" style:font-weight-complex="bold"/>
    </style:style>
    <style:style style:name="P15" style:family="paragraph" style:parent-style-name="Class_20_Default">
      <style:text-properties fo:font-weight="normal" style:font-weight-asian="normal" style:font-weight-complex="normal"/>
    </style:style>
    <style:style style:name="P16" style:family="paragraph" style:parent-style-name="Method_20_Body">
      <style:paragraph-properties fo:margin-left="0.4925in" fo:margin-right="0in" fo:text-indent="0in" style:auto-text-indent="false"/>
    </style:style>
    <style:style style:name="P17" style:family="paragraph" style:parent-style-name="Method_20_Body">
      <style:paragraph-properties fo:margin-left="0.9846in" fo:margin-right="0in" fo:text-indent="0in" style:auto-text-indent="false"/>
    </style:style>
    <style:style style:name="P18" style:family="paragraph" style:parent-style-name="Code_20_Listing">
      <style:text-properties fo:color="#000080"/>
    </style:style>
    <style:style style:name="P19" style:family="paragraph" style:parent-style-name="Code_20_Listing">
      <style:paragraph-properties fo:margin-left="0.1181in" fo:margin-right="0in" fo:text-indent="0in" style:auto-text-indent="false"/>
      <style:text-properties fo:color="#000080"/>
    </style:style>
    <style:style style:name="P20" style:family="paragraph" style:parent-style-name="Method_20_Indent">
      <style:paragraph-properties fo:margin-left="0in" fo:margin-right="0in" fo:text-indent="0in" style:auto-text-indent="false"/>
    </style:style>
    <style:style style:name="P21" style:family="paragraph" style:parent-style-name="Method_20_Indent">
      <style:paragraph-properties fo:margin-left="0in" fo:margin-right="0in" fo:text-indent="0in" style:auto-text-indent="false"/>
      <style:text-properties style:text-underline-style="none" fo:font-weight="normal" style:font-weight-asian="normal" style:font-weight-complex="normal"/>
    </style:style>
    <style:style style:name="P22" style:family="paragraph" style:parent-style-name="Coding_20_Title">
      <style:paragraph-properties fo:break-before="page"/>
    </style:style>
    <style:style style:name="P23" style:family="paragraph" style:parent-style-name="Class_20_Title">
      <style:text-properties fo:font-size="18pt" style:font-size-asian="18pt" style:font-size-complex="18pt"/>
    </style:style>
    <style:style style:name="P24" style:family="paragraph" style:parent-style-name="Class_20_Description">
      <style:text-properties fo:font-size="11pt" style:font-size-asian="11pt" style:font-size-complex="11pt"/>
    </style:style>
    <style:style style:name="P25" style:family="paragraph" style:parent-style-name="Criteria_20_Title">
      <style:text-properties fo:font-weight="bold" style:font-weight-asian="bold" style:font-weight-complex="bold"/>
    </style:style>
    <style:style style:name="P26" style:family="paragraph" style:parent-style-name="Criteria_20_Body" style:list-style-name="L1"/>
    <style:style style:name="P27" style:family="paragraph" style:parent-style-name="Criteria_20_Body" style:list-style-name="L2"/>
    <style:style style:name="P28" style:family="paragraph" style:parent-style-name="Standard" style:list-style-name="L1"/>
    <style:style style:name="P29" style:family="paragraph" style:parent-style-name="Standard">
      <style:text-properties fo:color="#0000ff" style:font-name="Liberation Sans" fo:font-size="10.5pt" fo:font-weight="normal" officeooo:paragraph-rsid="001c8df4" style:font-name-asian="Monospace" style:font-size-asian="10.5pt" style:font-weight-asian="normal" style:font-name-complex="Monospace" style:font-size-complex="10.5pt" style:font-weight-complex="normal"/>
    </style:style>
    <style:style style:name="P30" style:family="paragraph" style:parent-style-name="Method_20_Title">
      <style:paragraph-properties fo:break-before="page"/>
    </style:style>
    <style:style style:name="P31" style:family="paragraph" style:parent-style-name="Method_20_Body" style:list-style-name="L4"/>
    <style:style style:name="P32" style:family="paragraph" style:parent-style-name="Method_20_Body" style:list-style-name="L5"/>
    <style:style style:name="P33" style:family="paragraph" style:parent-style-name="Method_20_Body" style:list-style-name="L6"/>
    <style:style style:name="P34" style:family="paragraph" style:parent-style-name="Method_20_Body" style:list-style-name="L7">
      <style:text-properties style:font-name="DejaVu Serif2"/>
    </style:style>
    <style:style style:name="P35" style:family="paragraph" style:parent-style-name="Method_20_Body" style:list-style-name="L8"/>
    <style:style style:name="P36" style:family="paragraph" style:parent-style-name="Method_20_Body" style:list-style-name="L9"/>
    <style:style style:name="P37" style:family="paragraph" style:parent-style-name="Method_20_Body">
      <style:text-properties officeooo:paragraph-rsid="001c8df4"/>
    </style:style>
    <style:style style:name="P38" style:family="paragraph" style:parent-style-name="Method_20_Body" style:list-style-name="L7">
      <style:paragraph-properties fo:margin-left="1.4772in" fo:margin-right="0in" fo:text-indent="-0.25in" style:auto-text-indent="false"/>
      <style:text-properties style:font-name="DejaVu Serif2"/>
    </style:style>
    <style:style style:name="P39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officeooo:paragraph-rsid="001c8df4" fo:background-color="#0000ff" style:font-weight-asian="normal" style:font-weight-complex="bold"/>
    </style:style>
    <style:style style:name="P40" style:family="paragraph" style:parent-style-name="Table_20_Contents">
      <style:text-properties fo:color="#3333ff" fo:font-size="10pt" fo:font-weight="bold" officeooo:rsid="001c8df4" officeooo:paragraph-rsid="001c8df4" fo:background-color="transparent" style:font-size-asian="10pt" style:font-weight-asian="bold" style:font-size-complex="10pt" style:font-weight-complex="bold"/>
    </style:style>
    <style:style style:name="P41" style:family="paragraph" style:parent-style-name="Method_20_Table_20_Description" style:list-style-name="L3">
      <style:paragraph-properties fo:margin-left="0in" fo:margin-right="0in" fo:text-indent="-0.25in" style:auto-text-indent="false"/>
    </style:style>
    <style:style style:name="P42" style:family="paragraph" style:parent-style-name="Method_20_Table_20_Description" style:list-style-name="L3">
      <style:paragraph-properties fo:margin-left="0in" fo:margin-right="0in" fo:text-indent="-0.25in" style:auto-text-indent="false"/>
      <style:text-properties officeooo:rsid="001c8df4" officeooo:paragraph-rsid="001c8df4"/>
    </style:style>
    <style:style style:name="P43" style:family="paragraph" style:parent-style-name="Method_20_Listing_20_Title">
      <style:text-properties officeooo:paragraph-rsid="001c8df4"/>
    </style:style>
    <style:style style:name="P44" style:family="paragraph" style:parent-style-name="Method_20_Listing_20_Title">
      <style:text-properties officeooo:rsid="001c8df4" officeooo:paragraph-rsid="001c8df4"/>
    </style:style>
    <style:style style:name="P45" style:family="paragraph" style:parent-style-name="Method_20_Listing_20_Title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weight-complex="bold"/>
    </style:style>
    <style:style style:name="T9" style:family="text">
      <style:text-properties fo:color="#0000ff" style:text-underline-style="none" fo:font-weight="normal" style:font-name-asian="Monospace" style:font-weight-asian="normal" style:font-name-complex="Monospace" style:font-weight-complex="bold"/>
    </style:style>
    <style:style style:name="T10" style:family="text">
      <style:text-properties fo:color="#0000ff" style:text-underline-style="none" fo:font-weight="normal" style:font-name-asian="Monospace" style:font-weight-asian="normal" style:font-name-complex="Monospace" style:font-weight-complex="normal"/>
    </style:style>
    <style:style style:name="T11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3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4" style:family="text">
      <style:text-properties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font-size="11pt" fo:font-weight="bold" style:font-size-asian="11pt" style:font-weight-asian="bold" style:font-size-complex="11pt" style:font-weight-complex="bold"/>
    </style:style>
    <style:style style:name="T16" style:family="text">
      <style:text-properties fo:color="#000080" style:text-underline-style="none" fo:font-weight="bold" style:font-name-asian="Monospace" style:font-weight-asian="bold" style:font-name-complex="Monospace" style:font-weight-complex="bold"/>
    </style:style>
    <style:style style:name="T17" style:family="text">
      <style:text-properties fo:color="#000080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color="#000080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19" style:family="text">
      <style:text-properties fo:color="#00ae00"/>
    </style:style>
    <style:style style:name="T20" style:family="text">
      <style:text-properties style:font-style-asian="normal" style:font-style-complex="normal" style:font-weight-complex="normal"/>
    </style:style>
    <style:style style:name="T21" style:family="text">
      <style:text-properties officeooo:rsid="001c8df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Autoload\BaseClass</text:h>
      <text:p text:style-name="Class_20_Description"/>
      <text:p text:style-name="P24"><text:span text:style-name="T4">The </text:span><text:span text:style-name="T1">Autoload\BaseClass</text:span><text:span text:style-name="T4"> class is an abstract base class for all PSR-0 compliant autoloaders</text:span>.<text:span text:style-name="T4"> <text:s/>For more information about PSR-0 and it's implications refer to </text:span><text:span text:style-name="T7">PHPProjectLib Developer's Guide, Section 2 – Autoloading Classes and PSR-0.</text:span></text:p>
      <text:p text:style-name="P15"/>
      <text:h text:style-name="P25" text:outline-level="2">Design criteria and considerations</text:h>
      <text:p text:style-name="P14"/>
      <text:list xml:id="list6509662937896759807" text:style-name="L1">
        <text:list-item>
          <text:p text:style-name="P26">Calls the <text:span text:style-name="Class_20_Variables">Autoload\Spl</text:span> static class to register the autoloader for automatic use;</text:p>
        </text:list-item>
        <text:list-item>
          <text:p text:style-name="P28">uses the <text:span text:style-name="Class_20_Variables"><text:span text:style-name="T20">Library\Autoload</text:span></text:span> namespace;</text:p>
        </text:list-item>
        <text:list-item>
          <text:p text:style-name="P26">provides an abstract template for the <text:span text:style-name="Class_20_Variables">loader</text:span> method, which is the only class method that the autoload class implementation must provide;</text:p>
        </text:list-item>
        <text:list-item>
          <text:p text:style-name="P26">provides most of the functions common to most autoload class implementations:</text:p>
          <text:p text:style-name="P26"/>
        </text:list-item>
      </text:list>
      <text:list xml:id="list7683526164869222499" text:style-name="L2">
        <text:list-item>
          <text:p text:style-name="P27"><text:span text:style-name="Class_20_Variables">loadClassFile</text:span></text:p>
        </text:list-item>
        <text:list-item>
          <text:p text:style-name="P27"><text:span text:style-name="Class_20_Variables">register</text:span></text:p>
        </text:list-item>
        <text:list-item>
          <text:p text:style-name="P27"><text:span text:style-name="Class_20_Variables">convertUnderscores</text:span></text:p>
        </text:list-item>
        <text:list-item>
          <text:p text:style-name="P27"><text:span text:style-name="Class_20_Variables"><text:span text:style-name="T8">getSeparator</text:span></text:span></text:p>
        </text:list-item>
      </text:list>
      <text:h text:style-name="P43" text:outline-level="4"><text:span text:style-name="Class_20_Variables"><text:span text:style-name="T11"/></text:span></text:h>
      <text:h text:style-name="P44" text:outline-level="4">Dependencies</text:h>
      <text:p text:style-name="P37"/>
      <text:p text:style-name="P37">The <text:span text:style-name="T1">Autoload\BaseClass</text:span> class <text:span text:style-name="T21">contains NO external class dependencies.</text:span></text:p>
      <text:p text:style-name="P37"><text:span text:style-name="Class_20_Variables"><text:span text:style-name="T11"/></text:span></text:p>
      <text:h text:style-name="P45" text:outline-level="4">Class Properties</text:h>
      <text:p text:style-name="Method_20_Body"/>
      <text:p text:style-name="Method_20_Body">The <text:span text:style-name="T1">Autoload\BaseClass</text:span> class contains the following variable (property)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Method</text:p>
          </table:table-cell>
          <table:table-cell table:style-name="Table2.B1" office:value-type="string">
            <text:p text:style-name="P8">Description</text:p>
          </table:table-cell>
        </table:table-row>
        <table:table-row>
          <table:table-cell table:style-name="Table2.A2" office:value-type="string">
            <text:p text:style-name="P9">$separator</text:p>
          </table:table-cell>
          <table:table-cell table:style-name="Table2.B2" office:value-type="string">
            <text:list xml:id="list9088499515074783016" text:style-name="L3">
              <text:list-header>
                <text:p text:style-name="P41">A copy of the directory separator for the PHP implementation.</text:p>
              </text:list-header>
            </text:list>
          </table:table-cell>
        </table:table-row>
      </table:table>
      <text:p text:style-name="P7"/>
      <text:h text:style-name="Method_20_Listing_20_Title" text:outline-level="4">Abstract Methods</text:h>
      <text:h text:style-name="Method_20_Listing_20_Title" text:outline-level="4"/>
      <text:p text:style-name="Method_20_Body">The <text:span text:style-name="T1">Autoload\BaseClass</text:span> class contains the following abstract method:</text:p>
      <text:p text:style-name="Method_20_Body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8">Method</text:p>
            </table:table-cell>
            <table:table-cell table:style-name="Table1.B1" office:value-type="string">
              <text:p text:style-name="P8">Description</text:p>
            </table:table-cell>
          </table:table-row>
        </table:table-header-rows>
        <table:table-row>
          <table:table-cell table:style-name="Table1.A2" office:value-type="string">
            <text:p text:style-name="P6"><text:a xlink:type="simple" xlink:href="#loader" text:style-name="Internet_20_link" text:visited-style-name="Visited_20_Internet_20_Link">loader</text:a></text:p>
          </table:table-cell>
          <table:table-cell table:style-name="Table1.B2" office:value-type="string">
            <text:p text:style-name="Method_20_Table_20_Description">The autoload class loader.</text:p>
          </table:table-cell>
        </table:table-row>
      </table:table>
      <text:p text:style-name="Standard"/>
      <text:h text:style-name="Method_20_Listing_20_Title" text:outline-level="4">Class Methods</text:h>
      <text:h text:style-name="Method_20_Listing_20_Title" text:outline-level="4"/>
      <text:p text:style-name="Method_20_Body">The <text:span text:style-name="T1">Autoload\BaseClass</text:span> class contains the following methods:</text:p>
      <text:p text:style-name="Method_20_Body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8">Method</text:p>
            </table:table-cell>
            <table:table-cell table:style-name="Table3.B1" office:value-type="string">
              <text:p text:style-name="P8">Description</text:p>
            </table:table-cell>
          </table:table-row>
        </table:table-header-rows>
        <table:table-row>
          <table:table-cell table:style-name="Table3.A2" office:value-type="string">
            <text:p text:style-name="P6"><text:a xlink:type="simple" xlink:href="#register" text:style-name="Internet_20_link" text:visited-style-name="Visited_20_Internet_20_Link"><text:span text:style-name="T19">register</text:span></text:a></text:p>
          </table:table-cell>
          <table:table-cell table:style-name="Table3.B2" office:value-type="string">
            <text:p text:style-name="Method_20_Table_20_Description">Register the specified Autoload handler.</text:p>
          </table:table-cell>
        </table:table-row>
        <table:table-row>
          <table:table-cell table:style-name="Table3.A3" office:value-type="string">
            <text:p text:style-name="P6"><text:a xlink:type="simple" xlink:href="#loadClassFile" text:style-name="Internet_20_link" text:visited-style-name="Visited_20_Internet_20_Link"><text:span text:style-name="T19">loadClassFile</text:span></text:a></text:p>
          </table:table-cell>
          <table:table-cell table:style-name="Table3.B5" office:value-type="string">
            <text:p text:style-name="Method_20_Table_20_Description">Class file loader.</text:p>
          </table:table-cell>
        </table:table-row>
        <table:table-row>
          <table:table-cell table:style-name="Table3.A3" office:value-type="string">
            <text:p text:style-name="P6"><text:a xlink:type="simple" xlink:href="#getSeparator" text:style-name="Internet_20_link" text:visited-style-name="Visited_20_Internet_20_Link">getSeparator</text:a></text:p>
          </table:table-cell>
          <table:table-cell table:style-name="Table3.B5" office:value-type="string">
            <text:p text:style-name="Method_20_Table_20_Description">Returns the directory separator for the PHP implementation..</text:p>
          </table:table-cell>
        </table:table-row>
        <table:table-row>
          <table:table-cell table:style-name="Table3.A3" office:value-type="string">
            <text:p text:style-name="P6"><text:a xlink:type="simple" xlink:href="#convertUnderscores" text:style-name="Internet_20_link" text:visited-style-name="Visited_20_Internet_20_Link">convertUnderscores</text:a></text:p>
          </table:table-cell>
          <table:table-cell table:style-name="Table3.B5" office:value-type="string">
            <text:p text:style-name="Method_20_Table_20_Description">Convert underscores in a file name to directory separators.</text:p>
          </table:table-cell>
        </table:table-row>
      </table:table>
      <text:p text:style-name="Class_20_Default"/>
      <text:p text:style-name="Class_20_Default"/>
      <text:h text:style-name="P30" text:outline-level="5"><text:bookmark-start text:name="loader"/>loader<text:bookmark-end text:name="loader"/></text:h>
      <text:p text:style-name="Method_20_Body"/>
      <text:p text:style-name="Method_20_Body">The <text:span text:style-name="Class_20_Variables">loader</text:span> abstract method specifies a template for the implementation of a loader class method.</text:p>
      <text:p text:style-name="Method_20_Body"/>
      <text:p text:style-name="P4">Algorithm</text:p>
      <text:list xml:id="list4349983190943653793" text:style-name="L4">
        <text:list-item>
          <text:p text:style-name="P31">Accept <text:span text:style-name="Class_20_Variables">class</text:span> as a string containing the name of the class to load.</text:p>
          <text:p text:style-name="P31"/>
        </text:list-item>
      </text:list>
      <text:p text:style-name="P4">Implementation</text:p>
      <text:p text:style-name="Method_20_Body"/>
      <text:p text:style-name="P13">/**</text:p>
      <text:p text:style-name="P13"><text:s/>* loader</text:p>
      <text:p text:style-name="P13"><text:s/>*</text:p>
      <text:p text:style-name="P13"><text:s/>* The autoload class loader.</text:p>
      <text:p text:style-name="P13"><text:s/>* @param string $class</text:p>
      <text:p text:style-name="P13"><text:s/>* @return boolean true = successful, false = failed.</text:p>
      <text:p text:style-name="P13"><text:s/>*/</text:p>
      <text:p text:style-name="P13">abstract public function loader($class);</text:p>
      <text:p text:style-name="Method_20_Body"/>
      <text:p text:style-name="P4">Narrative</text:p>
      <text:p text:style-name="Method_20_Body"/>
      <text:p text:style-name="Method_20_Body">Any class extending the <text:span text:style-name="Class_20_Variables">Autoload\BaseClass</text:span> class must implement a public <text:span text:style-name="Class_20_Variables">loader</text:span> method.</text:p>
      <text:p text:style-name="Method_20_Body"/>
      <text:p text:style-name="Method_20_Body"/>
      <text:p text:style-name="Method_20_Body"/>
      <text:h text:style-name="P30" text:outline-level="5"><text:bookmark-start text:name="register"/>register<text:bookmark-end text:name="register"/></text:h>
      <text:p text:style-name="Method_20_Body"/>
      <text:p text:style-name="Method_20_Body">Register the handler with the <text:span text:style-name="Class_20_Variables">Autoload\Spl</text:span> autoload functions.</text:p>
      <text:p text:style-name="Method_20_Body"/>
      <text:p text:style-name="P4">Algorithm</text:p>
      <text:list xml:id="list8026430824744660591" text:style-name="L5">
        <text:list-item>
          <text:p text:style-name="P32">Accept <text:span text:style-name="Class_20_Variables">handler</text:span> as a string class and method name to register, or an array containing the class and method in the array;</text:p>
        </text:list-item>
        <text:list-item>
          <text:p text:style-name="P32">accept <text:span text:style-name="Class_20_Variables">replace</text:span> as an optional boolean indicating true to replace if exists, false to not replace;</text:p>
        </text:list-item>
        <text:list-item>
          <text:p text:style-name="P32">accept <text:span text:style-name="Class_20_Variables">prepend</text:span> as an optional boolean indicating true to add to the front (bottom) of the stack, false to add to the back (top);</text:p>
        </text:list-item>
        <text:list-item>
          <text:p text:style-name="P32">pass <text:span text:style-name="Class_20_Variables">handler</text:span>, <text:span text:style-name="Class_20_Variables">replace</text:span> and <text:span text:style-name="Class_20_Variables">prepend</text:span> to the <text:span text:style-name="Class_20_Variables">register</text:span> method of the <text:span text:style-name="Class_20_Variables">Autoload\Spl</text:span> class;</text:p>
        </text:list-item>
        <text:list-item>
          <text:p text:style-name="P32">return the result.</text:p>
          <text:p text:style-name="P32"/>
        </text:list-item>
      </text:list>
      <text:p text:style-name="P4">Implementation</text:p>
      <text:p text:style-name="Method_20_Body"/>
      <text:p text:style-name="P12">/**</text:p>
      <text:p text:style-name="P12"><text:s/>* register</text:p>
      <text:p text:style-name="P12"><text:s/>*</text:p>
      <text:p text:style-name="P12"><text:s/>* Register the handler</text:p>
      <text:p text:style-name="P12"><text:s/>* @param string $handler = name of the method in the </text:p>
      <text:p text:style-name="P12"><text:s/>*<text:tab/><text:tab/><text:tab/><text:tab/> <text:s text:c="3"/>current class instance to register</text:p>
      <text:p text:style-name="P12"><text:s/>* @param boolean $replace = true to replace if already exists,</text:p>
      <text:p text:style-name="P12"><text:s/>* <text:s text:c="26"/>false to not replace existing (default)</text:p>
      <text:p text:style-name="P12"><text:s/>* @param boolean $prepend = true to add to front of registered list, </text:p>
      <text:p text:style-name="P12"><text:tab/><text:tab/><text:tab/><text:tab/> <text:s text:c="2"/>false to add to back (default)</text:p>
      <text:p text:style-name="P12"><text:s/>* @return boolean true = successful, false = not</text:p>
      <text:p text:style-name="P12"><text:s/>*/</text:p>
      <text:p text:style-name="P12">protected function register($handler, $replace=false, $prepend=false)</text:p>
      <text:p text:style-name="P12">{</text:p>
      <text:p text:style-name="P12"><text:tab/>return Spl::register($handler, $replace, $prepend);</text:p>
      <text:p text:style-name="P12">}</text:p>
      <text:p text:style-name="Method_20_Body"/>
      <text:p text:style-name="P4">Narrative</text:p>
      <text:p text:style-name="Method_20_Body"/>
      <text:p text:style-name="Method_20_Body">The <text:span text:style-name="Class_20_Variables">register</text:span> method expects a single mandatory parameter:</text:p>
      <text:p text:style-name="Method_20_Body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8">Parameter</text:p>
          </table:table-cell>
          <table:table-cell table:style-name="Table10.B1" office:value-type="string">
            <text:p text:style-name="P8">Description</text:p>
          </table:table-cell>
        </table:table-row>
        <table:table-row>
          <table:table-cell table:style-name="Table10.A2" office:value-type="string">
            <text:p text:style-name="P10">$handler</text:p>
          </table:table-cell>
          <table:table-cell table:style-name="Table10.B2" office:value-type="string">
            <text:p text:style-name="Standard">name of the method to register.</text:p>
          </table:table-cell>
        </table:table-row>
      </table:table>
      <text:p text:style-name="Method_20_Body"/>
      <text:p text:style-name="Method_20_Body">and two optional parameters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">Parameter</text:p>
          </table:table-cell>
          <table:table-cell table:style-name="Table4.B1" office:value-type="string">
            <text:p text:style-name="P8">Description</text:p>
          </table:table-cell>
        </table:table-row>
        <table:table-row>
          <table:table-cell table:style-name="Table4.A2" office:value-type="string">
            <text:p text:style-name="P10">$replace</text:p>
          </table:table-cell>
          <table:table-cell table:style-name="Table4.B3" office:value-type="string">
            <text:p text:style-name="Standard">true to replace existing handler, false to not.</text:p>
          </table:table-cell>
        </table:table-row>
        <table:table-row>
          <table:table-cell table:style-name="Table4.A2" office:value-type="string">
            <text:p text:style-name="P10">$prepend</text:p>
          </table:table-cell>
          <table:table-cell table:style-name="Table4.B3" office:value-type="string">
            <text:p text:style-name="P20">true to add to top of handler stack, false to add to bottom.</text:p>
          </table:table-cell>
        </table:table-row>
      </table:table>
      <text:p text:style-name="Method_20_Body"/>
      <text:p text:style-name="Method_20_Body">The <text:span text:style-name="Class_20_Variables">Autoload\Spl::register</text:span> function is called to register the supplied <text:span text:style-name="Class_20_Variables">$handler</text:span> and the result is returned.</text:p>
      <text:p text:style-name="Method_20_Body"/>
      <text:h text:style-name="P30" text:outline-level="5"><text:bookmark-start text:name="loadClassFile"/>loadClassFile<text:bookmark-end text:name="loadClassFile"/></text:h>
      <text:p text:style-name="Method_20_Body"/>
      <text:p text:style-name="Method_20_Body">The class file loader method.</text:p>
      <text:p text:style-name="Method_20_Body"/>
      <text:p text:style-name="P4">Algorithm</text:p>
      <text:list xml:id="list2153520956592538720" text:style-name="L6">
        <text:list-item>
          <text:p text:style-name="P33">Accept <text:span text:style-name="Class_20_Variables">class</text:span> as a string containing the name of the class to load;</text:p>
        </text:list-item>
        <text:list-item>
          <text:p text:style-name="P33">accept <text:span text:style-name="Class_20_Variables">directories</text:span> as an array containing the directories to be searched;</text:p>
        </text:list-item>
        <text:list-item>
          <text:p text:style-name="P33">reset the array pointer into <text:span text:style-name="Class_20_Variables">directories</text:span> to the start of the array;</text:p>
        </text:list-item>
        <text:list-item>
          <text:p text:style-name="P33">extract the current entry in <text:span text:style-name="Class_20_Variables">directories</text:span> to the <text:span text:style-name="Class_20_Variables">directory </text:span>string;</text:p>
        </text:list-item>
        <text:list-item>
          <text:p text:style-name="P33">concatenate <text:span text:style-name="Class_20_Variables">directory</text:span>, the <text:span text:style-name="Class_20_Variables">separator </text:span>class property and <text:span text:style-name="Class_20_Variables">class</text:span> into a string terminated by '.php';</text:p>
        </text:list-item>
        <text:list-item>
          <text:p text:style-name="P33">convert all '\', '\\' and '//' characters in the concatenated string to '/' characters;</text:p>
        </text:list-item>
        <text:list-item>
          <text:p text:style-name="P33">assign the string to <text:span text:style-name="Class_20_Variables">classFile</text:span>;</text:p>
        </text:list-item>
        <text:list-item>
          <text:p text:style-name="P33">pass <text:span text:style-name="Class_20_Variables">classFile </text:span>to the <text:span text:style-name="T1">PHP file_exists</text:span> function;</text:p>
        </text:list-item>
        <text:list-item>
          <text:p text:style-name="P33">if the result is true, goto step <text:span text:style-name="T1">11</text:span>;</text:p>
        </text:list-item>
        <text:list-item>
          <text:p text:style-name="P33">return a boolean <text:span text:style-name="T6">false</text:span> value;</text:p>
        </text:list-item>
        <text:list-item>
          <text:p text:style-name="P33">pass <text:span text:style-name="Class_20_Variables">classFile</text:span> to the <text:span text:style-name="T1">PHP include_once</text:span> directive;</text:p>
        </text:list-item>
        <text:list-item>
          <text:p text:style-name="P33">if the result is <text:span text:style-name="T6">false</text:span>, goto step <text:span text:style-name="T1">10</text:span>;</text:p>
        </text:list-item>
        <text:list-item>
          <text:p text:style-name="P33">return a boolean <text:span text:style-name="T6">true</text:span> value.</text:p>
          <text:p text:style-name="P33"/>
        </text:list-item>
      </text:list>
      <text:p text:style-name="P4">Implementation</text:p>
      <text:p text:style-name="Method_20_Body"/>
      <text:p text:style-name="P12">/**</text:p>
      <text:p text:style-name="P12"><text:s/>* loadClassFile</text:p>
      <text:p text:style-name="P12"><text:s/>*</text:p>
      <text:p text:style-name="P12"><text:s/>* The autoload class file loader.</text:p>
      <text:p text:style-name="P12"><text:s/>* @param string $class = the class file to load</text:p>
      <text:p text:style-name="P12"><text:s/>* @param array $directories = directories to search for the file in</text:p>
      <text:p text:style-name="P12"><text:s/>* @return boolean true = successful, false = failed.</text:p>
      <text:p text:style-name="P12"><text:s/>*/</text:p>
      <text:p text:style-name="P12">protected function loadClassFile($class, $directories)</text:p>
      <text:p text:style-name="P12">{</text:p>
      <text:p text:style-name="P12"><text:tab/>foreach($directories as $directory)</text:p>
      <text:p text:style-name="P12"><text:tab/>{</text:p>
      <text:p text:style-name="P12"><text:tab/> <text:s/><text:tab/>$classFile = str_replace(array('\\', '\\\\', '//'), '/', </text:p>
      <text:p text:style-name="P12"><text:tab/><text:tab/><text:tab/><text:tab/>sprintf('%s%s%s.php', $directory, </text:p>
      <text:p text:style-name="P12"><text:tab/><text:tab/><text:tab/><text:tab/><text:tab/><text:tab/><text:tab/> <text:s/>$this-&gt;separator, </text:p>
      <text:p text:style-name="P12"><text:tab/><text:tab/><text:tab/><text:tab/><text:tab/><text:tab/><text:tab/> <text:s/>$class));</text:p>
      <text:p text:style-name="P12"/>
      <text:p text:style-name="P12"><text:tab/> <text:s/><text:tab/>if (file_exists($classFile))</text:p>
      <text:p text:style-name="P12"><text:tab/> <text:s/><text:tab/>{</text:p>
      <text:p text:style-name="P12"><text:tab/><text:tab/><text:tab/>if (include_once $classFile)</text:p>
      <text:p text:style-name="P12"><text:tab/><text:tab/><text:tab/>{</text:p>
      <text:p text:style-name="P12"><text:tab/><text:tab/><text:tab/><text:tab/>return true;</text:p>
      <text:p text:style-name="P12"><text:tab/><text:tab/><text:tab/>}</text:p>
      <text:p text:style-name="P12"><text:tab/> <text:s/><text:tab/>}</text:p>
      <text:p text:style-name="P12"><text:tab/>}</text:p>
      <text:p text:style-name="P12"/>
      <text:p text:style-name="P12"><text:s text:c="2"/><text:tab/>return false;</text:p>
      <text:p text:style-name="P12">}</text:p>
      <text:p text:style-name="Method_20_Body"/>
      <text:p text:style-name="P4"/>
      <text:p text:style-name="P11">Narrative</text:p>
      <text:p text:style-name="Method_20_Body"/>
      <text:p text:style-name="P2">The <text:span text:style-name="Class_20_Variables">loadClassFile</text:span> method expects two mandatory parameters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Parameter</text:p>
          </table:table-cell>
          <table:table-cell table:style-name="Table5.B1" office:value-type="string">
            <text:p text:style-name="P8">Description</text:p>
          </table:table-cell>
        </table:table-row>
        <table:table-row>
          <table:table-cell table:style-name="Table5.A2" office:value-type="string">
            <text:p text:style-name="P10">$class</text:p>
          </table:table-cell>
          <table:table-cell table:style-name="Table5.B3" office:value-type="string">
            <text:p text:style-name="P21">A string containing the name of the class file to load.</text:p>
          </table:table-cell>
        </table:table-row>
        <table:table-row>
          <table:table-cell table:style-name="Table5.A2" office:value-type="string">
            <text:p text:style-name="P10">$directories</text:p>
          </table:table-cell>
          <table:table-cell table:style-name="Table5.B3" office:value-type="string">
            <text:p text:style-name="P21">An array containing the names of the directories to search.</text:p>
          </table:table-cell>
        </table:table-row>
      </table:table>
      <text:p text:style-name="P5"/>
      <text:p text:style-name="P2"><text:span text:style-name="T3">The following steps are performed for each directory name in the </text:span><text:span text:style-name="Class_20_Variables"><text:span text:style-name="T2">$directories</text:span></text:span><text:span text:style-name="T3"> array:</text:span></text:p>
      <text:p text:style-name="P3"/>
      <text:list xml:id="list7785957202699208225" text:style-name="L7">
        <text:list-item>
          <text:p text:style-name="P34">A class file path is constructed from the directory name and the class name;</text:p>
        </text:list-item>
        <text:list-item>
          <text:p text:style-name="P34">the class file path is checked for existence.</text:p>
        </text:list-item>
        <text:list-item>
          <text:p text:style-name="P34">If the class file exists, </text:p>
        </text:list-item>
        <text:list-item>
          <text:p text:style-name="P38">load the class file via an include_once command</text:p>
        </text:list-item>
        <text:list-item>
          <text:p text:style-name="P34"><text:span text:style-name="T9">If the class file load is successful, a </text:span><text:span text:style-name="T16">true</text:span><text:span text:style-name="T10"> value is returned.</text:span></text:p>
          <text:p text:style-name="P34"/>
        </text:list-item>
      </text:list>
      <text:p text:style-name="P2">If the class file wasn't loaded after checking each directory name, return a <text:span text:style-name="T17">false</text:span> value.</text:p>
      <text:p text:style-name="P2"/>
      <text:h text:style-name="P30" text:outline-level="5"><text:bookmark-start text:name="getSeparator"/>getSeparator<text:bookmark-end text:name="getSeparator"/></text:h>
      <text:p text:style-name="Method_20_Body"/>
      <text:p text:style-name="Method_20_Body"><text:span text:style-name="T3">Sets the separator character on the first call and returns the </text:span>current value of the directory separator.</text:p>
      <text:p text:style-name="Method_20_Body"/>
      <text:p text:style-name="P4">Algorithm</text:p>
      <text:list xml:id="list2882098457644689277" text:style-name="L8">
        <text:list-item>
          <text:p text:style-name="P35">If the <text:span text:style-name="Class_20_Variables">separator</text:span> class property is set, goto step <text:span text:style-name="T1">20</text:span>;</text:p>
        </text:list-item>
        <text:list-item>
          <text:p text:style-name="P35">if the first characters of the operating system name is 'win', goto step <text:span text:style-name="T1">5</text:span>;</text:p>
        </text:list-item>
        <text:list-item>
          <text:p text:style-name="P35">set the <text:span text:style-name="Class_20_Variables">separator</text:span> class property to '/';</text:p>
        </text:list-item>
        <text:list-item>
          <text:p text:style-name="P35">goto step <text:span text:style-name="T1">6</text:span>;</text:p>
        </text:list-item>
        <text:list-item>
          <text:p text:style-name="P35">set the <text:span text:style-name="Class_20_Variables">separator</text:span> class property to the <text:span text:style-name="T1">PHP DIRECTORY_SEPARATOR</text:span> default value;</text:p>
        </text:list-item>
        <text:list-item>
          <text:p text:style-name="P35">return the <text:span text:style-name="Class_20_Variables">separator</text:span> class property.</text:p>
          <text:p text:style-name="P35"/>
        </text:list-item>
      </text:list>
      <text:p text:style-name="P4">Implementation</text:p>
      <text:p text:style-name="Method_20_Body"/>
      <text:p text:style-name="Method_20_Code_20_Listing">/**</text:p>
      <text:p text:style-name="Method_20_Code_20_Listing"><text:s/>* getSeparator.</text:p>
      <text:p text:style-name="Method_20_Code_20_Listing"><text:s/>*</text:p>
      <text:p text:style-name="Method_20_Code_20_Listing"><text:s/>* Sets the separator character on the first call and returns the</text:p>
      <text:p text:style-name="Method_20_Code_20_Listing"><text:s/>* current value of the directory separator.</text:p>
      <text:p text:style-name="Method_20_Code_20_Listing"><text:s/>* @return string $separator = current directory path separator</text:p>
      <text:p text:style-name="Method_20_Code_20_Listing"><text:s/>*/</text:p>
      <text:p text:style-name="Method_20_Code_20_Listing">public function getSeparator()</text:p>
      <text:p text:style-name="Method_20_Code_20_Listing">{</text:p>
      <text:p text:style-name="Method_20_Code_20_Listing"><text:s text:c="4"/>if (! $this-&gt;separator)</text:p>
      <text:p text:style-name="Method_20_Code_20_Listing"><text:s text:c="4"/>{</text:p>
      <text:p text:style-name="Method_20_Code_20_Listing"><text:tab/>$this-&gt;separator = (substr(strtolower(trim(php_uname())), 0, 3) == 'win') </text:p>
      <text:p text:style-name="Method_20_Code_20_Listing"><text:tab/><text:tab/><text:tab/><text:tab/><text:tab/>? '/' : DIRECTORY_SEPARATOR;</text:p>
      <text:p text:style-name="Method_20_Code_20_Listing"><text:s text:c="4"/>}</text:p>
      <text:p text:style-name="Method_20_Code_20_Listing"/>
      <text:p text:style-name="Method_20_Code_20_Listing"><text:s text:c="4"/>return $this-&gt;separator;</text:p>
      <text:p text:style-name="Method_20_Code_20_Listing">}</text:p>
      <text:p text:style-name="Method_20_Body"/>
      <text:p text:style-name="P4">Narrative</text:p>
      <text:p text:style-name="Method_20_Body"/>
      <text:p text:style-name="Method_20_Body">If the <text:span text:style-name="Class_20_Variables">$separator</text:span> class property is not set (empty or null),</text:p>
      <text:p text:style-name="Method_20_Body"/>
      <text:p text:style-name="P16">call the <text:span text:style-name="T1">PHP php_uname</text:span> function</text:p>
      <text:p text:style-name="P16"/>
      <text:p text:style-name="P16">if the first 3 characters of the operating system name are 'win', </text:p>
      <text:p text:style-name="P17"/>
      <text:p text:style-name="P17">set the <text:span text:style-name="Class_20_Variables">$separator </text:span>class property to the <text:span text:style-name="T1">PHP DIRECTORY_SEPARATOR</text:span> constant;</text:p>
      <text:p text:style-name="P17"/>
      <text:p text:style-name="P16">otherwise,</text:p>
      <text:p text:style-name="P17"/>
      <text:p text:style-name="P17">set the <text:span text:style-name="Class_20_Variables">$separator</text:span> class property to '/'</text:p>
      <text:p text:style-name="Method_20_Body"/>
      <text:p text:style-name="Method_20_Body">Return the <text:span text:style-name="Class_20_Variables">$separator</text:span> class property.</text:p>
      <text:p text:style-name="Method_20_Body"/>
      <text:p text:style-name="Method_20_Body"/>
      <text:h text:style-name="P30" text:outline-level="5"><text:bookmark-start text:name="convertUnderscores"/>convertUnderscores<text:bookmark-end text:name="convertUnderscores"/></text:h>
      <text:p text:style-name="Method_20_Body"/>
      <text:p text:style-name="Method_20_Body">Convert all underscores to the current <text:span text:style-name="Class_20_Variables">$separator</text:span> character sequence.</text:p>
      <text:p text:style-name="Method_20_Body"/>
      <text:p text:style-name="P4">Algorithm</text:p>
      <text:list xml:id="list3815538294752184819" text:style-name="L9">
        <text:list-item>
          <text:p text:style-name="P36">Accept <text:span text:style-name="Class_20_Variables">class</text:span> as a string containing the class name to be converted;</text:p>
        </text:list-item>
        <text:list-item>
          <text:p text:style-name="P36">search <text:span text:style-name="Class_20_Variables">class</text:span> and replace any occurances of the '_' character with the <text:span text:style-name="Class_20_Variables">$separator </text:span>class property;</text:p>
        </text:list-item>
        <text:list-item>
          <text:p text:style-name="P36">return the converted class name.</text:p>
          <text:p text:style-name="P36"/>
        </text:list-item>
      </text:list>
      <text:p text:style-name="P4">Implementation</text:p>
      <text:p text:style-name="Method_20_Body"/>
      <text:p text:style-name="Method_20_Code_20_Listing">/**</text:p>
      <text:p text:style-name="Method_20_Code_20_Listing"><text:s/>* convertUnderscores</text:p>
      <text:p text:style-name="Method_20_Code_20_Listing"><text:s/>*</text:p>
      <text:p text:style-name="Method_20_Code_20_Listing"><text:s/>* convert all underscores to DIRECTORY_SEPARATORs</text:p>
      <text:p text:style-name="Method_20_Code_20_Listing"><text:s/>* @param string $class = class name to convert</text:p>
      <text:p text:style-name="Method_20_Code_20_Listing"><text:s/>* @return string $class = converted class name</text:p>
      <text:p text:style-name="Method_20_Code_20_Listing"><text:s/>*/</text:p>
      <text:p text:style-name="Method_20_Code_20_Listing">public function convertUnderscores($class)</text:p>
      <text:p text:style-name="Method_20_Code_20_Listing">{</text:p>
      <text:p text:style-name="Method_20_Code_20_Listing"><text:tab/>return str_replace('_', $this-&gt;separator, $class);</text:p>
      <text:p text:style-name="Method_20_Code_20_Listing">}</text:p>
      <text:p text:style-name="Method_20_Body"/>
      <text:p text:style-name="P4">Narrative</text:p>
      <text:p text:style-name="Method_20_Body"/>
      <text:p text:style-name="Method_20_Body">Pass the '_' character, the <text:span text:style-name="Class_20_Variables">$separator</text:span> class property, and class to the <text:span text:style-name="T1">PHP str_replace</text:span> and return the result.</text:p>
      <text:p text:style-name="Method_20_Body"/>
      <text:p text:style-name="Method_20_Body"/>
      <text:h text:style-name="P22" text:outline-level="3">Source Listing</text:h>
      <text:p text:style-name="Coding_20_Body"/>
      <text:p text:style-name="Code_20_Listing"><text:span text:style-name="Class_20_Variables"><text:span text:style-name="T18">&lt;?php</text:span></text:span></text:p>
      <text:p text:style-name="P18">namespace Library\Autoload;</text:p>
      <text:p text:style-name="P18"/>
      <text:p text:style-name="P18">/*</text:p>
      <text:p text:style-name="P18"><text:s/>* <text:tab/>Autoload\BaseClass is copyright © 2012, 2013. EarthWalk Software.</text:p>
      <text:p text:style-name="P18"><text:s/>* <text:tab/>Licensed under the Academic Free License version 3.0.</text:p>
      <text:p text:style-name="P19"><text:s/>* <text:tab/>Refer to the file named License.txt provided with the source,</text:p>
      <text:p text:style-name="P19"><text:s/>*<text:tab/><text:tab/>or from http://opensource.org/licenses/academic.php</text:p>
      <text:p text:style-name="P18"><text:s/>*/</text:p>
      <text:p text:style-name="P18">/**</text:p>
      <text:p text:style-name="P18"><text:s/>* Autoload\BaseClass.</text:p>
      <text:p text:style-name="P18"><text:s/>*</text:p>
      <text:p text:style-name="P18"><text:s/>* An abstract base class for all PSR-0 compliant autoloaders</text:p>
      <text:p text:style-name="P18"><text:s/>* <text:span text:style-name="T1">@author</text:span> Jay Wheeler.</text:p>
      <text:p text:style-name="P18"><text:s/>* <text:span text:style-name="T1">@version</text:span> 1.0</text:p>
      <text:p text:style-name="P18"><text:s/>* <text:span text:style-name="T1">@copyright</text:span> © 2012, 2013. EarthWalk Software.</text:p>
      <text:p text:style-name="P18"><text:s/>* <text:span text:style-name="T1">@license</text:span> Licensed under the Academic Free License version 3.0.</text:p>
      <text:p text:style-name="P18"><text:s/>* <text:span text:style-name="T1">@package</text:span> Library</text:p>
      <text:p text:style-name="P18"><text:s/>* <text:span text:style-name="T1">@subpackage</text:span> Autoload</text:p>
      <text:p text:style-name="P18"><text:s/>*/</text:p>
      <text:p text:style-name="P18">abstract class BaseClass</text:p>
      <text:p text:style-name="P18">{</text:p>
      <text:p text:style-name="P18"><text:tab/>/**</text:p>
      <text:p text:style-name="P18"><text:tab/> * Separator</text:p>
      <text:p text:style-name="P18"><text:tab/> *</text:p>
      <text:p text:style-name="P18"><text:tab/> * The current separator</text:p>
      <text:p text:style-name="P18"><text:tab/> * <text:span text:style-name="T1">@var</text:span> string $separator</text:p>
      <text:p text:style-name="P18"><text:tab/> */</text:p>
      <text:p text:style-name="P18"><text:tab/>protected<text:tab/><text:tab/>$separator='';</text:p>
      <text:p text:style-name="P18"/>
      <text:p text:style-name="P18"><text:tab/>/**</text:p>
      <text:p text:style-name="P18"><text:tab/> * loader</text:p>
      <text:p text:style-name="P18"><text:tab/> *</text:p>
      <text:p text:style-name="P18"><text:tab/> * The autoload class loader.</text:p>
      <text:p text:style-name="P18"><text:tab/> * <text:span text:style-name="T1">@param</text:span> string $class</text:p>
      <text:p text:style-name="P18"><text:tab/> * <text:span text:style-name="T1">@return</text:span> boolean true = successful, false = failed.</text:p>
      <text:p text:style-name="P18"><text:tab/> */</text:p>
      <text:p text:style-name="P18"><text:tab/>abstract public function loader($class);</text:p>
      <text:p text:style-name="P18"/>
      <text:p text:style-name="P18"><text:tab/>/**</text:p>
      <text:p text:style-name="P18"><text:tab/> * loadClassFile</text:p>
      <text:p text:style-name="P18"><text:tab/> *</text:p>
      <text:p text:style-name="P18"><text:tab/> * The autoload class file loader.</text:p>
      <text:p text:style-name="P18"><text:tab/> * <text:span text:style-name="T1">@param</text:span> string $class</text:p>
      <text:p text:style-name="P18"><text:tab/> * <text:span text:style-name="T1">@return</text:span> boolean true = successful, false = failed.</text:p>
      <text:p text:style-name="P18"><text:tab/> */</text:p>
      <text:p text:style-name="P18"><text:tab/>protected function loadClassFile($class, $directories)</text:p>
      <text:p text:style-name="P18"><text:tab/>{</text:p>
      <text:p text:style-name="P18"><text:s text:c="2"/><text:tab/><text:tab/>foreach($directories as $directory)</text:p>
      <text:p text:style-name="P18"><text:s text:c="2"/><text:tab/><text:tab/>{</text:p>
      <text:p text:style-name="P18"><text:tab/><text:tab/> <text:s/><text:tab/>$classFile = str_replace(array('\\', '\\\\', '//'), '/', </text:p>
      <text:p text:style-name="P18"><text:tab/><text:tab/><text:tab/><text:tab/>sprintf('%s%s%s.php', $directory, $this-&gt;separator, $class));</text:p>
      <text:p text:style-name="P18"/>
      <text:p text:style-name="P18"><text:tab/><text:tab/> <text:s/><text:tab/>if (file_exists($classFile))</text:p>
      <text:p text:style-name="P18"><text:tab/><text:tab/> <text:s/><text:tab/>{</text:p>
      <text:p text:style-name="P18"><text:s text:c="2"/><text:tab/><text:tab/><text:tab/><text:tab/>if (include_once $classFile)</text:p>
      <text:p text:style-name="P18"><text:s text:c="2"/><text:tab/><text:tab/><text:tab/><text:tab/>{</text:p>
      <text:p text:style-name="P18"><text:s text:c="2"/><text:tab/><text:tab/><text:tab/><text:tab/><text:tab/>return true;</text:p>
      <text:p text:style-name="P18"><text:s text:c="2"/><text:tab/><text:tab/><text:tab/><text:tab/>}</text:p>
      <text:p text:style-name="P18"><text:soft-page-break/><text:tab/> <text:s/><text:tab/> <text:s/><text:tab/>}</text:p>
      <text:p text:style-name="P18"><text:s text:c="2"/><text:tab/><text:tab/>}</text:p>
      <text:p text:style-name="P18"/>
      <text:p text:style-name="P18"><text:tab/> <text:s/><text:tab/>return false;</text:p>
      <text:p text:style-name="P18"><text:tab/>}</text:p>
      <text:p text:style-name="P18"/>
      <text:p text:style-name="P18"><text:tab/>/**</text:p>
      <text:p text:style-name="P18"><text:tab/> * register</text:p>
      <text:p text:style-name="P18"><text:tab/> *</text:p>
      <text:p text:style-name="P18"><text:tab/> * Register the handler</text:p>
      <text:p text:style-name="P19"><text:tab/> * <text:span text:style-name="T1">@param</text:span> string $handler = name of the method in the current class instance </text:p>
      <text:p text:style-name="P19"><text:tab/> *<text:tab/><text:tab/><text:tab/><text:tab/><text:tab/>to register</text:p>
      <text:p text:style-name="P19"><text:tab/> * <text:span text:style-name="T1">@param</text:span> boolean $replace = true to replace if already exists, </text:p>
      <text:p text:style-name="P19"><text:tab/> *<text:tab/><text:tab/><text:tab/><text:tab/> <text:s text:c="2"/>false to not replace existing (default)</text:p>
      <text:p text:style-name="P19"><text:tab/> * <text:span text:style-name="T1">@param</text:span> boolean $prepend = true to add to front of registered list, </text:p>
      <text:p text:style-name="P19"><text:tab/> *<text:tab/><text:tab/><text:tab/><text:tab/> <text:s text:c="2"/>false to add to back (default)</text:p>
      <text:p text:style-name="P18"><text:tab/> * <text:span text:style-name="T1">@return</text:span> boolean true = successful, false = not</text:p>
      <text:p text:style-name="P18"><text:tab/> */</text:p>
      <text:p text:style-name="P18"><text:tab/>protected function register($handler, $replace=false, $prepend=false)</text:p>
      <text:p text:style-name="P18"><text:tab/>{</text:p>
      <text:p text:style-name="P18"><text:tab/><text:tab/>return Spl::register($handler, $replace, $prepend);</text:p>
      <text:p text:style-name="P18"><text:tab/>}</text:p>
      <text:p text:style-name="P18"/>
      <text:p text:style-name="P18"><text:tab/>/**</text:p>
      <text:p text:style-name="P18"><text:tab/> * convertUnderscores</text:p>
      <text:p text:style-name="P18"><text:tab/> *</text:p>
      <text:p text:style-name="P18"><text:tab/> * convert all underscores to DIRECTORY_SEPARATORs</text:p>
      <text:p text:style-name="P18"><text:tab/> * <text:span text:style-name="T1">@param</text:span> string $class = class name to convert</text:p>
      <text:p text:style-name="P18"><text:tab/> * <text:span text:style-name="T1">@return</text:span> string $class = converted class name</text:p>
      <text:p text:style-name="P18"><text:tab/> */</text:p>
      <text:p text:style-name="P18"><text:tab/>public function convertUnderscores($class)</text:p>
      <text:p text:style-name="P18"><text:tab/>{</text:p>
      <text:p text:style-name="P18"><text:tab/><text:tab/>return str_replace('_', $this-&gt;separator, $class);</text:p>
      <text:p text:style-name="P18"><text:tab/>}</text:p>
      <text:p text:style-name="P18"/>
      <text:p text:style-name="P18"><text:s text:c="2"/><text:tab/>/**</text:p>
      <text:p text:style-name="P18"><text:s text:c="4"/><text:tab/> * getSeparator.</text:p>
      <text:p text:style-name="P18"><text:s text:c="4"/><text:tab/> *</text:p>
      <text:p text:style-name="P18"><text:s text:c="4"/><text:tab/> * Sets the separator character on the first call and returns the</text:p>
      <text:p text:style-name="P18"><text:s text:c="4"/><text:tab/> * current value of the directory separator.</text:p>
      <text:p text:style-name="P18"><text:s text:c="4"/><text:tab/> * <text:span text:style-name="T1">@return</text:span> string $separator = current directory path separator</text:p>
      <text:p text:style-name="P18"><text:s text:c="4"/><text:tab/> */</text:p>
      <text:p text:style-name="P18"><text:s text:c="2"/><text:tab/>public function getSeparator()</text:p>
      <text:p text:style-name="P18"><text:s text:c="2"/><text:tab/>{</text:p>
      <text:p text:style-name="P18"><text:s text:c="2"/><text:tab/><text:tab/>if ($this-&gt;separator == '')</text:p>
      <text:p text:style-name="P18"><text:s text:c="2"/><text:tab/><text:tab/>{</text:p>
      <text:p text:style-name="P18"><text:s text:c="2"/><text:tab/><text:tab/><text:tab/>$this-&gt;separator = </text:p>
      <text:p text:style-name="P18"><text:tab/><text:tab/><text:tab/><text:tab/>(substr(strtolower(trim(php_uname())), 0, 3) == 'win') </text:p>
      <text:p text:style-name="P18"><text:tab/><text:tab/><text:tab/><text:tab/><text:tab/>? '/' : DIRECTORY_SEPARATOR;</text:p>
      <text:p text:style-name="P18"><text:s text:c="2"/><text:tab/><text:tab/>}</text:p>
      <text:p text:style-name="P18"/>
      <text:p text:style-name="P18"><text:s text:c="2"/><text:tab/><text:tab/>return $this-&gt;separator;</text:p>
      <text:p text:style-name="P18"><text:s text:c="2"/><text:tab/>}</text:p>
      <text:p text:style-name="P18"/>
      <text:p text:style-name="P18">}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family="'DejaVu Serif'" style:font-style-name="Book" style:font-family-generic="roman" style:font-pitch="variable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family="'DejaVu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family="'DejaVu Serif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in" fo:margin-right="0in" fo:text-indent="0in" style:auto-text-indent="false"/>
      <style:text-properties fo:color="#0000ff" style:font-name="DejaVu Serif" fo:font-family="'DejaVu Serif'" style:font-style-name="Book" style:font-family-generic="roman" style:font-pitch="variable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2756in" fo:margin-right="0in" fo:text-indent="0in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2756in" fo:margin-right="0in" fo:text-indent="0in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0.472in" fo:margin-right="0in" fo:text-indent="0in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2756in" fo:margin-right="0in" fo:text-indent="0in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0.472in" fo:margin-right="0in" fo:text-indent="0in" style:auto-text-indent="false"/>
      <style:text-properties fo:color="#000080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1181in" fo:margin-right="0in" fo:text-indent="0in" style:auto-text-indent="false"/>
      <style:text-properties fo:color="#0000ff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193in" fo:border="0.06pt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in" fo:margin-right="0in" fo:text-indent="0in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family="'DejaVu Serif'" style:font-style-name="Book" style:font-family-generic="roman" style:font-pitch="variable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family="'DejaVu Serif'" style:font-style-name="Bold Italic" style:font-family-generic="roman" style:font-pitch="variable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ariables" style:family="text">
      <style:text-properties fo:color="#0000ff" style:font-name="DejaVu Serif" fo:font-family="'DejaVu Serif'" style:font-style-name="Book" style:font-family-generic="roman" style:font-pitch="variable" fo:font-size="11pt" style:font-weight-asian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ethod_20_Frame" style:display-name="Method Frame" style:family="graphic">
      <style:graphic-properties svg:width="5.952in" fo:min-height="0.702in" text:anchor-type="paragraph" svg:x="0.4866in" svg:y="0.0791in" fo:margin-left="0.0791in" fo:margin-right="0.0791in" fo:margin-top="0.0791in" fo:margin-bottom="0.0791in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0591in" fo:border="0.06pt solid #000000" style:shadow="none" draw:shadow-opacity="100%" style:editable="true" style:writing-mode="lr-tb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3929in" fo:margin-left="0in" fo:margin-right="0in" fo:margin-top="0.1965in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rary Autoload\BaseClass<text:tab/><text:tab/><text:page-number text:select-page="current">10</text:page-number><text:tab/><text:tab/><text:tab/><text:date style:data-style-name="N76" text:date-value="2015-05-01T13:20:16.426266194">May 1,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3T14:29:35</meta:creation-date>
    <dc:title>ClassDefault</dc:title>
    <meta:editing-duration>PT21H43M42S</meta:editing-duration>
    <meta:editing-cycles>21</meta:editing-cycles>
    <meta:generator>LibreOffice/4.3.7.2$Linux_X86_64 LibreOffice_project/430$Build-2</meta:generator>
    <meta:initial-creator>Jay Wheeler</meta:initial-creator>
    <dc:date>2015-05-01T13:20:16.326654968</dc:date>
    <meta:document-statistic meta:table-count="6" meta:image-count="0" meta:object-count="0" meta:page-count="10" meta:paragraph-count="310" meta:word-count="1488" meta:character-count="9968" meta:non-whitespace-character-count="8386"/>
    <meta:template xlink:type="simple" xlink:actuate="onRequest" xlink:title="ClassDefault" xlink:href="../ClassDefault.ott" meta:date="2012-06-03T14:36:03"/>
  </office:meta>
</office:document-meta>
</file>